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 3 livelli del web</text:h>
      <text:p text:style-name="Text_20_body">I tre livelli del Web</text:p>
      <text:list xml:id="list714310256" text:style-name="L1">
        <text:list-item>
          <text:p text:style-name="P1">Contenuto (HTML)</text:p>
          <text:list>
            <text:list-item>
              <text:p text:style-name="P1">codice semantico: indica la semantica del contenuto, non la presentazione</text:p>
            </text:list-item>
          </text:list>
        </text:list-item>
        <text:list-item>
          <text:p text:style-name="P1">Presentazione (CSS)</text:p>
          <text:list>
            <text:list-item>
              <text:p text:style-name="P1">Posizionamento del CSS: inline, embedded, esterno</text:p>
            </text:list-item>
          </text:list>
        </text:list-item>
        <text:list-item>
          <text:p text:style-name="P1">Comportamento (JavaScript)</text:p>
          <text:list>
            <text:list-item>
              <text:p text:style-name="P1">Posizionamento del JS: inline, embedded, esterno</text:p>
            </text:list-item>
          </text:list>
        </text:list-item>
      </text:list>
      <text:p text:style-name="Text_20_body">Concetto di arricchimento progressivo</text:p>
      <text:p text:style-name="Text_20_body">Librerie JS: Prototype, jQuery, Dojo, MooTools...</text:p>
      <text:p text:style-name="Text_20_body"/>
      <text:p text:style-name="Text_20_body"/>
      <text:h text:style-name="Heading_20_1" text:outline-level="1">Programmare in JS</text:h>
      <text:p text:style-name="Text_20_body">Esecuzione di un programma JS: il tag &lt;script&gt;</text:p>
      <text:list xml:id="list439395005" text:style-name="L2">
        <text:list-item>
          <text:p text:style-name="P2">Inclusione embedded (&lt;![CDATA[...]]&gt;)</text:p>
        </text:list-item>
        <text:list-item>
          <text:p text:style-name="P2">Inclusione da file esterno: attributo “src”</text:p>
        </text:list-item>
      </text:list>
      <text:p text:style-name="Text_20_body">Istruzioni: terminano con “a capo” oppure con “;”</text:p>
      <text:p text:style-name="Text_20_body">Commenti: monoriga (//) oppure multiriga (/*...*/)</text:p>
      <text:p text:style-name="Text_20_body">Variabili:</text:p>
      <text:list xml:id="list1217660721" text:style-name="L3">
        <text:list-item>
          <text:p text:style-name="P3">parola riservata “var” </text:p>
        </text:list-item>
        <text:list-item>
          <text:p text:style-name="P3">dichiarazione ed assegnamento</text:p>
        </text:list-item>
        <text:list-item>
          <text:p text:style-name="P3">nomi di variabile: caratteri alfanumerici + “_” + “$”</text:p>
        </text:list-item>
        <text:list-item>
          <text:p text:style-name="P3">approccio camelCasing</text:p>
        </text:list-item>
      </text:list>
      <text:p text:style-name="Text_20_body">Tipi di variabili</text:p>
      <text:list xml:id="list49857667" text:style-name="L4">
        <text:list-item>
          <text:p text:style-name="P4">Numeriche (“int” e “float”)</text:p>
        </text:list-item>
        <text:list-item>
          <text:p text:style-name="P4">Stringhe </text:p>
          <text:list>
            <text:list-item>
              <text:p text:style-name="P4">Delimitatori: singoli o doppi apici</text:p>
            </text:list-item>
            <text:list-item>
              <text:p text:style-name="P4">Escaping “\”</text:p>
            </text:list-item>
            <text:list-item>
              <text:p text:style-name="P4">Concatenazione “+”</text:p>
            </text:list-item>
          </text:list>
        </text:list-item>
        <text:list-item>
          <text:p text:style-name="P4">Valori booleani</text:p>
        </text:list-item>
      </text:list>
      <text:p text:style-name="Text_20_body">Array</text:p>
      <text:list xml:id="list1338989426" text:style-name="L5">
        <text:list-item>
          <text:p text:style-name="P5">Elementi e indice dell'array</text:p>
        </text:list-item>
        <text:list-item>
          <text:p text:style-name="P5">Tipologie di array: semplici (con un solo tipo di dati), misti (diversi tipi di dati), multi-dimensionali (array di array)</text:p>
        </text:list-item>
        <text:list-item>
          <text:p text:style-name="P5"><text:soft-page-break/>Lunghezza di un array “lenght” (usato anche per aggiungere un elemento alla fine dell'array)</text:p>
        </text:list-item>
      </text:list>
      <text:p text:style-name="Text_20_body">Array associativi: formati da coppie chiave-valore</text:p>
      <text:p text:style-name="Text_20_body">Flusso del programma </text:p>
      <text:list xml:id="list297467240" text:style-name="L6">
        <text:list-item>
          <text:p text:style-name="P6">Condizioni</text:p>
          <text:list>
            <text:list-item>
              <text:p text:style-name="P6">istruzioni if</text:p>
              <text:list>
                <text:list-item>
                  <text:p text:style-name="P6">operatori di confronto</text:p>
                </text:list-item>
                <text:list-item>
                  <text:p text:style-name="P6">operatori logici</text:p>
                </text:list-item>
              </text:list>
            </text:list-item>
            <text:list-item>
              <text:p text:style-name="P6">istruzioni if-else</text:p>
            </text:list-item>
          </text:list>
        </text:list-item>
        <text:list-item>
          <text:p text:style-name="P6">Cicli</text:p>
          <text:list>
            <text:list-item>
              <text:p text:style-name="P6">cicli while</text:p>
              <text:list>
                <text:list-item>
                  <text:p text:style-name="P6">variabile contatore</text:p>
                </text:list-item>
              </text:list>
            </text:list-item>
          </text:list>
        </text:list-item>
        <text:list-item>
          <text:p text:style-name="P6">cicli do-while</text:p>
        </text:list-item>
        <text:list-item>
          <text:p text:style-name="P6">cicli for</text:p>
        </text:list-item>
      </text:list>
      <text:p text:style-name="Text_20_body">Funzioni</text:p>
      <text:list xml:id="list785679930" text:style-name="L7">
        <text:list-item>
          <text:p text:style-name="P7">parola riservata “function”</text:p>
        </text:list-item>
        <text:list-item>
          <text:p text:style-name="P7">parametri di una funzione</text:p>
          <text:list>
            <text:list-item>
              <text:p text:style-name="P7">array “arguments”: generato automaticamente, contiene gli argomenti passati ad una funzione, anche se questa non ne prevede</text:p>
            </text:list-item>
          </text:list>
        </text:list-item>
        <text:list-item>
          <text:p text:style-name="P7">parola riservata “return”</text:p>
        </text:list-item>
        <text:list-item>
          <text:p text:style-name="P7">variabili locali e globali</text:p>
        </text:list-item>
        <text:list-item>
          <text:p text:style-name="P7">Funzioni definite sottoforma di assegnamento a variabile(possono essere richiamate solo dal codice successivo alla dichiarazione stessa)</text:p>
        </text:list-item>
      </text:list>
      <text:p text:style-name="Text_20_body">Oggetti</text:p>
      <text:list xml:id="list1576273127" text:style-name="L8">
        <text:list-item>
          <text:p text:style-name="P8">Proprietà e metodi di un oggetto (sono variabili e funzioni accessibili solo per mezzo dell'oggetto stesso)</text:p>
        </text:list-item>
        <text:list-item>
          <text:p text:style-name="P8">Metodo costruttore “Object”: usato per creare nuovi oggetti</text:p>
        </text:list-item>
        <text:list-item>
          <text:p text:style-name="P8">Creazione e definizione di proprietà e metodi di un oggetto:</text:p>
          <text:list>
            <text:list-item>
              <text:p text:style-name="P8">uso del costruttore Object e della sintassi a punto</text:p>
            </text:list-item>
            <text:list-item>
              <text:p text:style-name="P8">sintassi alternativa, usando la notazione letterale</text:p>
            </text:list-item>
          </text:list>
        </text:list-item>
      </text:list>
      <text:p text:style-name="Text_20_body"/>
      <text:p text:style-name="Text_20_body"/>
      <text:p text:style-name="Text_20_body"/>
      <text:h text:style-name="Heading_20_1" text:outline-level="1">Accesso al documento</text:h>
      <text:p text:style-name="Text_20_body">DOM: struttura di oggeti JS che il browser utilizza per interpretare/leggere/modificare il codice HTML</text:p>
      <text:p text:style-name="Text_20_body">Struttura ad albero del DOM</text:p>
      <text:list xml:id="list1886280830" text:style-name="L9">
        <text:list-item>
          <text:p text:style-name="P9"><text:soft-page-break/>Nodo “document”</text:p>
        </text:list-item>
        <text:list-item>
          <text:p text:style-name="P9">Nodi degli elementi</text:p>
        </text:list-item>
        <text:list-item>
          <text:p text:style-name="P9">Nodi testuali – tutto ciò che non è contenuto tra “&lt;” e “&gt;”</text:p>
        </text:list-item>
        <text:list-item>
          <text:p text:style-name="P9">Nodi degli attributi</text:p>
        </text:list-item>
      </text:list>
      <text:p text:style-name="Text_20_body">Accesso ai nodi</text:p>
      <text:list xml:id="list1035100453" text:style-name="L10">
        <text:list-item>
          <text:p text:style-name="P10">ricerca per ID: document.getElementByID('pippo');</text:p>
        </text:list-item>
        <text:list-item>
          <text:p text:style-name="P10">ricerca per tag: document.getElementByTagname('h1');</text:p>
          <text:list>
            <text:list-item>
              <text:p text:style-name="P10">elenco dei nodi: contiene i nodi nell'ordine in cui appaiono nel codice HTML (stesso funzionamento di un array, può essere richiamato da un sottoalbero per limitare la ricerca)</text:p>
            </text:list-item>
          </text:list>
        </text:list-item>
      </text:list>
      <text:p text:style-name="Text_20_body">Attraversamento del DOM </text:p>
      <text:list xml:id="list1544939225" text:style-name="L11">
        <text:list-item>
          <text:p text:style-name="P11">Ricerca del genitore: .parentNode;</text:p>
        </text:list-item>
        <text:list-item>
          <text:p text:style-name="P11">Ricerca dei figli: .childNodes; .firstChild; .lastChild</text:p>
        </text:list-item>
        <text:list-item>
          <text:p text:style-name="P11">Ricerca dei fratelli: .nextSibling; .previousSibling;</text:p>
        </text:list-item>
      </text:list>
      <text:p text:style-name="Text_20_body">Interagire con gli attributi</text:p>
      <text:list xml:id="list652802414" text:style-name="L12">
        <text:list-item>
          <text:p text:style-name="P12">Ottenere un attributo: </text:p>
          <text:list>
            <text:list-item>
              <text:p text:style-name="P12">.getAttribute('href'); - afflitto da problemi</text:p>
            </text:list-item>
            <text:list-item>
              <text:p text:style-name="P12">.href – dà maggiore garanzia</text:p>
            </text:list-item>
            <text:list-item>
              <text:p text:style-name="P12">.className – per conflitto con parole chiave </text:p>
            </text:list-item>
            <text:list-item>
              <text:p text:style-name="P12">.htmlFor – per conflitto con parole chiave</text:p>
            </text:list-item>
          </text:list>
        </text:list-item>
        <text:list-item>
          <text:p text:style-name="P12">Impostare un attributo</text:p>
          <text:list>
            <text:list-item>
              <text:p text:style-name="P12">.setAttribute('class', 'test')</text:p>
            </text:list-item>
          </text:list>
        </text:list-item>
        <text:list-item>
          <text:p text:style-name="P12">Cambiare lo stile: elemento.style.cssProprietà=”cssValore”; (utilizzo del camelCasing per proprietà che hanno un trattino al loro interno) – è comunque meglio agire sulle classi e non sullo stile direttamente</text:p>
        </text:list-item>
      </text:list>
      <text:p text:style-name="Text_20_body">Definizione di un nuovo elemento nel DOM </text:p>
      <text:list xml:id="list848535898" text:style-name="L13">
        <text:list-item>
          <text:p text:style-name="P13">Creare un elemento tramite DOM: document.createElement(“span”);</text:p>
        </text:list-item>
        <text:list-item>
          <text:p text:style-name="P13">Creare un nodo di testo: document.createTextNode(“...testo...”);</text:p>
        </text:list-item>
        <text:list-item>
          <text:p text:style-name="P13">Inserire un nodo all'interno di un altro: element.appendChild(elementoDaInserire);</text:p>
        </text:list-item>
        <text:list-item>
          <text:p text:style-name="P13">Rimuovere un elemento da un'altro: element.removeChild(elemento);</text:p>
        </text:list-item>
        <text:list-item>
          <text:p text:style-name="P13">Leggere/modificare il contenuto HTML di un elemento: .innerHTML – funzione non standard</text:p>
        </text:list-item>
      </text:list>
      <text:list xml:id="list549691137" text:continue-list="list652802414" text:style-name="L12">
        <text:list-header>
          <text:p text:style-name="P12"/>
        </text:list-header>
      </text:list>
      <text:p text:style-name="Text_20_body">Operatore “typeof”: controlla il tipo di dato del valore indicato di seguito e ne descrive il tipo di valore</text:p>
      <text:p text:style-name="Text_20_body">.nodeName: ritorna il nome dell'elemento</text:p>
      <text:p text:style-name="Text_20_body"/>
      <text:p text:style-name="Text_20_body"><text:soft-page-break/></text:p>
      <text:p text:style-name="Text_20_body"/>
      <text:h text:style-name="Heading_20_1" text:outline-level="1">Gli eventi</text:h>
      <text:p text:style-name="Text_20_body">DOM Level 2: definisce i listener per gestire gli eventi</text:p>
      <text:p text:style-name="Text_20_body">Event handler: gestore di evento – funzione richiamata al verificarsi di un particolare evento. L'evento è generato dal browser in risposta ad una azione dell'utente (o altro...)</text:p>
      <text:p text:style-name="Text_20_body">Azioni predefinite: attività di default che svolge il browser in risposta ad un evento</text:p>
      <text:p text:style-name="Text_20_body">“this”: si comporta come una variabile ed il suo valore è l'oggetto su cui è stata richiamata oppure l'oggetto globale</text:p>
      <text:p text:style-name="Text_20_body">Configurare un gestore di evento:</text:p>
      <text:list xml:id="list553109123" text:style-name="L14">
        <text:list-item>
          <text:p text:style-name="P14">come attributi html (per esempio: onclick...)</text:p>
        </text:list-item>
        <text:list-item>
          <text:p text:style-name="P14">listener per eventi</text:p>
        </text:list-item>
      </text:list>
      <text:list xml:id="list1299058644" text:style-name="L15">
        <text:list-item>
          <text:list>
            <text:list-item>
              <text:p text:style-name="P15">elemento.addEventListener(“evento”, listener, false);</text:p>
            </text:list-item>
            <text:list-item>
              <text:p text:style-name="P15">elemento.removeEventListener(“evento”, listener, false);</text:p>
            </text:list-item>
            <text:list-item>
              <text:p text:style-name="P15">elemento.attachEvent(“onevento, listener”); - per IE</text:p>
            </text:list-item>
            <text:list-item>
              <text:p text:style-name="P15">elemento.detachEvent(“onevento, listener”); - per IE</text:p>
            </text:list-item>
          </text:list>
        </text:list-item>
      </text:list>
      <text:p text:style-name="Text_20_body">Azioni predefinite</text:p>
      <text:list xml:id="list1749052035" text:style-name="L16">
        <text:list-item>
          <text:p text:style-name="P16">event.preventDefault();</text:p>
        </text:list-item>
        <text:list-item>
          <text:p text:style-name="P16">event.returnValue=false; - per IE</text:p>
        </text:list-item>
      </text:list>
      <text:p text:style-name="Text_20_body">Propagazione degli eventi</text:p>
      <text:list xml:id="list1887079790" text:style-name="L17">
        <text:list-item>
          <text:p text:style-name="P17">Fase di cattura – target – fase di risalita</text:p>
        </text:list-item>
      </text:list>
      <text:p text:style-name="Text_20_body">Fermare la propagazione degli eventi</text:p>
      <text:list xml:id="list101848277" text:continue-numbering="true" text:style-name="L17">
        <text:list-item>
          <text:p text:style-name="P17">event.stopPropagation();</text:p>
        </text:list-item>
        <text:list-item>
          <text:p text:style-name="P17">event.cancelBubble=true; - in IE</text:p>
        </text:list-item>
      </text:list>
      <text:p text:style-name="Text_20_body"/>
      <text:p text:style-name="Text_20_body">Listener evento nelle librerie</text:p>
      <text:list xml:id="list1366082387" text:style-name="L18">
        <text:list-item>
          <text:p text:style-name="P18">Prototype: </text:p>
          <text:list>
            <text:list-item>
              <text:p text:style-name="P18">Event.observe(elemento, “evento”, listener);</text:p>
            </text:list-item>
            <text:list-item>
              <text:p text:style-name="P18">Event.stopObserving(elemento, “evento”, listener);</text:p>
            </text:list-item>
            <text:list-item>
              <text:p text:style-name="P18">Event.stop(evento);</text:p>
            </text:list-item>
          </text:list>
        </text:list-item>
        <text:list-item>
          <text:p text:style-name="P18">jQuery</text:p>
          <text:list>
            <text:list-item>
              <text:p text:style-name="P18">$('#id').bind(“evento”, listener);</text:p>
            </text:list-item>
            <text:list-item>
              <text:p text:style-name="P18">$('#id').unbind(“evento”, listener);</text:p>
            </text:list-item>
            <text:list-item>
              <text:p text:style-name="P18">$('#id').click(listener);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h text:style-name="Heading_20_1" text:outline-level="1">Le animazioni</text:h>
      <text:p text:style-name="Text_20_body">Controllare l'esecuzione di funzioni</text:p>
      <text:list xml:id="list1348067273" text:style-name="L19">
        <text:list-item>
          <text:p text:style-name="P19">setTimeout(“alert('testo')”, 1000); - esecuzione ritardata di un comando, la funzione chiamata viene eseguita a livello globale: non ha accesso alle variabili locali dell'ambito di visibilità in cui è stata chiamata</text:p>
        </text:list-item>
        <text:list-item>
          <text:p text:style-name="P19">ClearTimeout(timer) – ferma il timeout, timer è l'id del timeout restituito da setTimeout()</text:p>
        </text:list-item>
        <text:list-item>
          <text:p text:style-name="P19">setInterval(“alert('testo')”, 1000); - esecuzione e ripetizione </text:p>
        </text:list-item>
        <text:list-item>
          <text:p text:style-name="P19">ClearInterval(timer)</text:p>
          <text:p text:style-name="P19"/>
        </text:list-item>
      </text:list>
      <text:p text:style-name="Text_20_body">Closure – una funzione contenuta dentro una funzione esterna può accedere alla variabili della funzione contenitore indipendentemente da dove viene eseguita.</text:p>
      <text:p text:style-name="Text_20_body">Stile calcolato: document.defaultView.getComputedStyle(elemento, null);</text:p>
      <text:p text:style-name="Text_20_body"/>
      <text:p text:style-name="Text_20_body"/>
      <text:p text:style-name="Text_20_body"/>
      <text:h text:style-name="Heading_20_1" text:outline-level="1">Moduli</text:h>
      <text:p text:style-name="Text_20_body">Metodi DOM per i moduli:</text:p>
      <text:list xml:id="list861987900" text:style-name="L20">
        <text:list-item>
          <text:p text:style-name="P20">blur(); click(); focus(); reset(); select(); submit();</text:p>
        </text:list-item>
      </text:list>
      <text:p text:style-name="Text_20_body">Proprietà DOM per i moduli</text:p>
      <text:list xml:id="list1176492390" text:style-name="L21">
        <text:list-item>
          <text:p text:style-name="P21">elements; checked; disabled; form; index; options; selected; selectedIndex; value</text:p>
        </text:list-item>
      </text:list>
      <text:p text:style-name="Text_20_body">Eventi DOM per i moduli:</text:p>
      <text:list xml:id="list2135796057" text:style-name="L22">
        <text:list-item>
          <text:p text:style-name="P22">change; select; submit</text:p>
        </text:list-item>
      </text:list>
      <text:p text:style-name="Text_20_body">Convalida moduli:</text:p>
      <text:list xml:id="list720138602" text:style-name="L23">
        <text:list-item>
          <text:p text:style-name="P23">lato server – obbligatoria</text:p>
        </text:list-item>
        <text:list-item>
          <text:p text:style-name="P23">lato client: JS – è uan sorta di convalida preventiva, utile ma non necessaria</text:p>
        </text:list-item>
      </text:list>
      <text:p text:style-name="Text_20_body">Espressioni regolari</text:p>
      <text:p text:style-name="Text_20_body">Oggetto RegExp</text:p>
      <text:list xml:id="list1744084421" text:style-name="L24">
        <text:list-item>
          <text:p text:style-name="P24">.test(stringa); - ritorna true se “stringa” verifica l'espressione regolare</text:p>
        </text:list-item>
      </text:list>
      <text:h text:style-name="Heading_20_1" text:outline-level="1"/>
      <text:p text:style-name="Text_20_body"/>
      <text:h text:style-name="Heading_20_1" text:outline-level="1">Errori e dubugging</text:h>
      <text:p text:style-name="Text_20_body">Possibili errori</text:p>
      <text:list xml:id="list1890474938" text:style-name="L25">
        <text:list-item>
          <text:p text:style-name="P25"><text:soft-page-break/>errori di sintassi</text:p>
        </text:list-item>
        <text:list-item>
          <text:p text:style-name="P25">errori runtime</text:p>
        </text:list-item>
        <text:list-item>
          <text:p text:style-name="P25">errori logici</text:p>
        </text:list-item>
      </text:list>
      <text:p text:style-name="Text_20_body"/>
      <text:p text:style-name="Text_20_body"/>
      <text:h text:style-name="Heading_20_1" text:outline-level="1">Ajax</text:h>
      <text:p text:style-name="Text_20_body">Richieste asincrone: eseguite senza interrompere l'interazione utente-pagina web</text:p>
      <text:p text:style-name="Text_20_body">XMLHttpRequest: oggetto JS che effettua la richiesta asincrona </text:p>
      <text:list xml:id="list1318431668" text:style-name="L26">
        <text:list-item>
          <text:p text:style-name="P26">Creazione oggetto: var request = new XMLHttpRequest(); - l'oggetto va ricreato per ogni nuova richiesta</text:p>
        </text:list-item>
        <text:list-item>
          <text:p text:style-name="P26">Definizione dell'header della richiesta: request.setRequestHeader(“Content-Type”, “text/xml”);</text:p>
        </text:list-item>
        <text:list-item>
          <text:p text:style-name="P26">Inizializzazione ed esecuzione della connessione - la url deve essere dello stesso dominio della pagina in cui è in esecuzione il codice</text:p>
          <text:list>
            <text:list-item>
              <text:p text:style-name="P26">GET</text:p>
              <text:list>
                <text:list-item>
                  <text:p text:style-name="P26">request.open(“GET”, “/url.xml?param=test”, true);</text:p>
                </text:list-item>
                <text:list-item>
                  <text:p text:style-name="P26">request.send(null);</text:p>
                </text:list-item>
              </text:list>
            </text:list-item>
            <text:list-item>
              <text:p text:style-name="P26">POST</text:p>
              <text:list>
                <text:list-item>
                  <text:p text:style-name="P26">request.open(“POST”, “/url.xml”, true);</text:p>
                </text:list-item>
                <text:list-item>
                  <text:p text:style-name="P26">request.send(“param1=test&amp;param2=test2”);</text:p>
                </text:list-item>
              </text:list>
            </text:list-item>
          </text:list>
        </text:list-item>
        <text:list-item>
          <text:p text:style-name="P26">Gestione della risposta</text:p>
          <text:list>
            <text:list-item>
              <text:p text:style-name="P26">Proprietà readyState – lancia l'evento readystatechange per monitorare lo stato della risposta (risposta completata → readyState=4)</text:p>
            </text:list-item>
            <text:list-item>
              <text:p text:style-name="P26">request.onreadystatechange = function() {if(request.readyState==4) … else … }</text:p>
            </text:list-item>
          </text:list>
        </text:list-item>
      </text:list>
      <text:p text:style-name="Text_20_body">Gestione dei dati</text:p>
      <text:list xml:id="list1565403618" text:style-name="L27">
        <text:list-item>
          <text:p text:style-name="P27">Proprietà responseXML – request.responseXM.getElementById(“id”); - dati strutturati sottoforma di albero XML</text:p>
        </text:list-item>
        <text:list-item>
          <text:p text:style-name="P27">Proprietà responseText – request.responseText – dati strutturati sottoforma di stringa</text:p>
        </text:list-item>
      </text:list>
      <text:p text:style-name="Text_20_body">Ajax nelle librerie</text:p>
      <text:list xml:id="list1078824947" text:style-name="L28">
        <text:list-item>
          <text:p text:style-name="P28">Prototype</text:p>
          <text:list>
            <text:list-item>
              <text:p text:style-name="P28">var requester = new Ajax.Request();</text:p>
            </text:list-item>
          </text:list>
        </text:list-item>
        <text:list-item>
          <text:p text:style-name="P28">Dojo</text:p>
          <text:list>
            <text:list-item>
              <text:p text:style-name="P28">dojo.io.bind();</text:p>
            </text:list-item>
          </text:list>
        </text:list-item>
        <text:list-item>
          <text:p text:style-name="P28">jQuery</text:p>
          <text:list>
            <text:list-item>
              <text:p text:style-name="P28">$.ajax();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Pavan</meta:initial-creator>
    <meta:creation-date>2011-12-23T15:23:05</meta:creation-date>
    <dc:date>2011-12-24T12:38:36</dc:date>
    <dc:creator>Marco Pavan</dc:creator>
    <meta:editing-duration>PT5H57M47S</meta:editing-duration>
    <meta:editing-cycles>9</meta:editing-cycles>
    <meta:generator>LibreOffice/3.4$Linux LibreOffice_project/340m1$Build-402</meta:generator>
    <meta:document-statistic meta:table-count="0" meta:image-count="0" meta:object-count="0" meta:page-count="6" meta:paragraph-count="169" meta:word-count="1051" meta:character-count="7494" meta:non-whitespace-character-count="6693"/>
  </office:meta>
</office:document-meta>
</file>